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notes">
      <style:graphic-properties draw:fill-color="#ffffff" draw:auto-grow-height="true" fo:min-height="15.608cm"/>
    </style:style>
    <style:style style:name="co1" style:family="table-column">
      <style:table-column-properties style:column-width="5.07cm" style:use-optimal-column-width="false"/>
    </style:style>
    <style:style style:name="co2" style:family="table-column">
      <style:table-column-properties style:column-width="5.082cm" style:use-optimal-column-width="false"/>
    </style:style>
    <style:style style:name="ro1" style:family="table-row">
      <style:table-row-properties style:row-height="1.085cm"/>
    </style:style>
    <style:style style:name="ro2" style:family="table-row">
      <style:table-row-properties style:row-height="2.17cm"/>
    </style:style>
    <style:style style:name="ro3" style:family="table-row">
      <style:table-row-properties style:row-height="2.173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line-height="100%"/>
    </style:style>
    <style:style style:name="P4" style:family="paragraph">
      <style:paragraph-properties fo:text-align="center"/>
    </style:style>
    <style:style style:name="P5" style:family="paragraph">
      <style:paragraph-properties fo:margin-left="0cm" fo:margin-right="0cm" fo:margin-top="0cm" fo:margin-bottom="0.4cm" fo:text-indent="0cm" style:text-autospace="ideograph-alpha" style:punctuation-wrap="hanging"/>
    </style:style>
    <style:style style:name="T1" style:family="text">
      <style:text-properties fo:font-size="20pt"/>
    </style:style>
    <style:style style:name="T2"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Wikidata</text:p>
          </draw:text-box>
        </draw:frame>
        <draw:frame presentation:style-name="pr2" draw:text-style-name="P1" draw:layer="layout" svg:width="25.5cm" svg:height="7cm" svg:x="1.5cm" svg:y="13cm" presentation:class="subtitle">
          <draw:text-box>
            <text:p>Joseph Tomasulo</text:p>
            <text:p>Yunnan University</text:p>
            <text:p>Department of Information Science and Engineering</text:p>
            <text:p>December, 2019</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ents</text:p>
          </draw:text-box>
        </draw:frame>
        <draw:frame presentation:style-name="pr5" draw:layer="layout" svg:width="25.5cm" svg:height="13cm" svg:x="1cm" svg:y="5.5cm" presentation:class="outline">
          <draw:text-box>
            <text:list text:style-name="L3">
              <text:list-item>
                <text:p>1. Get data from the internet</text:p>
              </text:list-item>
              <text:list-item>
                <text:p/>
              </text:list-item>
              <text:list-item>
                <text:p>2. Load data into a database</text:p>
              </text:list-item>
              <text:list-item>
                <text:p/>
              </text:list-item>
              <text:list-item>
                <text:p>3. Present data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text:span text:style-name="T1">获取数据</text:span></text:p>
              <text:p><text:span text:style-name="T1"/></text:p>
              <text:p><text:span text:style-name="T1">放到数据库</text:span></text:p>
              <text:p><text:span text:style-name="T1"/></text:p>
              <text:p><text:span text:style-name="T1">展示数据库</text:span></text:p>
              <text:p><text:span text:style-name="T1"/></text:p>
              <text:p><text:span text:style-name="T1">这个</text:span><text:span text:style-name="T1">ppt </text:span><text:span text:style-name="T1">讲的是我做这个项目的过程</text:span></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presentation:user-transformed="true">
          <draw:text-box>
            <text:list text:style-name="L3">
              <text:list-item>
                <text:p>System</text:p>
                <text:list>
                  <text:list-item>
                    <text:p>Ubuntu 18.04 </text:p>
                  </text:list-item>
                  <text:list-item>
                    <text:p>250GB Samsung 850 EVO (os)</text:p>
                  </text:list-item>
                  <text:list-item>
                    <text:p>I5-3570 @ 4x 3.8Ghz</text:p>
                  </text:list-item>
                  <text:list-item>
                    <text:p>16GB DDR3</text:p>
                  </text:list-item>
                  <text:list-item>
                    <text:p>3TB Samsung HDD (storage)</text:p>
                  </text:list-item>
                  <text:list-item>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These are the specifications of the the system that I developed this project on. Today I am showing it to you on my laptop, whose specs aren’t much different. </text:span></text:p>
              <text:p><text:span text:style-name="T1"/></text:p>
              <text:p><text:span text:style-name="T1">这个项目是在我实验室里的电脑上完成的。</text:span></text:p>
              <text:p><text:span text:style-name="T1"/></text:p>
              <text:p><text:span text:style-name="T1"/></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Ubuntu packages</text:p>
                <text:list>
                  <text:list-item>
                    <text:p>PostgreSQL (free and open source) </text:p>
                  </text:list-item>
                  <text:list-item>
                    <text:p>postgresql-contrib </text:p>
                  </text:list-item>
                </text:list>
              </text:list-item>
              <text:list-item>
                <text:p>Python packages</text:p>
                <text:list>
                  <text:list-item>
                    <text:p>json </text:p>
                  </text:list-item>
                  <text:list-item>
                    <text:p>csv </text:p>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draw:text-box>
              <text:p>这些是我用到的模块</text:p>
              <text:p/>
              <text:p text:style-name="P3">我选择用postgresql因为它是免费的并且是开放源代码的。</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Archiv.org download 56GB @ ~1MB/s → 15hrs</text:p>
                <text:list>
                  <text:list-item>
                    <text:p>Chromium</text:p>
                  </text:list-item>
                  <text:list-item>
                    <text:p>Wikidata 2019–08–26</text:p>
                  </text:list-item>
                </text:list>
              </text:list-item>
              <text:list-item>
                <text:p>Single Core Decompression → 2.5hrs</text:p>
                <text:list>
                  <text:list-item>
                    <text:p>gunzip -c wikidata.json.gz &gt; wikidata.json</text:p>
                  </text:list-item>
                </text:list>
              </text:list-item>
              <text:list-item>
                <text:p>End size: 744GB (!)</text:p>
                <text:list>
                  <text:list-item>
                    <text:p>$ sed -n '$=' /path/to/wikidata.json </text:p>
                  </text:list-item>
                  <text:list-item>
                    <text:p>59,208,023</text:p>
                  </text:list-item>
                  <text:list-item>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5.608cm" svg:x="2.1cm" svg:y="14.107cm" presentation:class="notes" presentation:user-transformed="true">
            <draw:text-box>
              <text:p>因为这个解锁包很大用wikidata发现需要好几天才能下载完，但是用archive只需要15个小时</text:p>
              <text:p/>
              <text:p>解锁需要两个半小时</text:p>
              <text:p/>
              <text:p>解开完成后这个2019年的数据占据了机械硬盘的744GB</text:p>
              <text:p/>
              <text:p>然后下面命令用了一个小时左帮我输出了它含有六千万条。这里一条叫做一个entity。一个entity可能是个item，可能是个property。</text:p>
              <text:p/>
              <text:p/>
              <text:p/>
              <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layer="layout" svg:width="25.5cm" svg:height="13cm" svg:x="1cm" svg:y="5.5cm" presentation:class="outline">
          <draw:text-box>
            <text:list text:style-name="L3">
              <text:list-item>
                <text:p>Use a smaller version for practice:</text:p>
                <text:list>
                  <text:list-item>
                    <text:p>Wikidata 2014–11–03 (3.4GB → 33GB)</text:p>
                  </text:list-item>
                  <text:list-item>
                    <text:p>$ sed -n '$=' /path/to/20141103.json </text:p>
                  </text:list-item>
                  <text:list-item>
                    <text:p>16504907</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我做实验的时候我不想用我的机械硬盘，所以，我找了一个比较小的版本。这个2014年的wikidata解锁包有3.4G然后解开后有33G，所以可以直接存在固态硬盘上</text:p>
              <text:p/>
              <text:p>这个版本有一千六百万条</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Preprocessing</text:p>
                <text:list>
                  <text:list-item>
                    <text:p>Filter:</text:p>
                    <text:list>
                      <text:list-item>
                        <text:p>Items</text:p>
                      </text:list-item>
                      <text:list-item>
                        <text:p>Wikipedia entries</text:p>
                      </text:list-item>
                      <text:list-item>
                        <text:p><text:span text:style-name="T2">English (‘en’) or Chinese label </text:span>(‘zh’)</text:p>
                      </text:list-item>
                      <text:list-item>
                        <text:p>English or Chinese description and alias</text:p>
                      </text:list-item>
                    </text:list>
                  </text:list-item>
                </text:list>
              </text:list-item>
              <text:list-item>
                <text:p/>
              </text:list-item>
              <text:list-item>
                <text:p>This yields about 7% of original data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draw:text-box>
              <text:p>因为是我第一次做数据库，我不敢用太多数据，所以我写了一个严格筛选的过滤器。</text:p>
              <text:p/>
              <text:p>这个过滤器为我筛选出具有对应的wikipedia网页并且有英文或者中文的别名和英文或者中文的描述。还有，我没有要properties，只选择items。</text:p>
              <text:p/>
              <text:p>通过筛选之后留下百分之7的源数据</text:p>
              <text:p/>
              <text:p/>
              <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presentation:user-transformed="true">
          <draw:text-box>
            <text:list text:style-name="L3">
              <text:list-item>
                <text:p>Postgresql jsonb format</text:p>
                <text:list>
                  <text:list-item>
                    <text:p>2 columns:</text:p>
                    <text:list>
                      <text:list-item>
                        <text:p>id: postgresql index</text:p>
                      </text:list-item>
                      <text:list-item>
                        <text:p>data: json of wikidata item</text:p>
                      </text:list-item>
                    </text:list>
                  </text:list-item>
                  <text:list-item>
                    <text:p>+:</text:p>
                    <text:list>
                      <text:list-item>
                        <text:p>supports indexing</text:p>
                      </text:list-item>
                    </text:list>
                  </text:list-item>
                  <text:list-item>
                    <text:p>- :</text:p>
                    <text:list>
                      <text:list-item>
                        <text:p>difficult to modify table</text:p>
                      </text:list-item>
                      <text:list-item>
                        <text:p>larger footprint than traditional relational models</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draw:text-box>
              <text:p>我在研究怎么做关系型数据库我发现postgresql支持json列的属性。因为wikidata原来就是json模型的，我选择尝试一下。</text:p>
              <text:p/>
              <text:p>它的优点是容易设计而且还支持索引。</text:p>
              <text:p/>
              <text:p>缺点有很多：</text:p>
              <text:p>第一是访问速度比较慢</text:p>
              <text:p>第二是占据的空间比较大</text:p>
              <text:p>第三是改变数据有点复杂</text:p>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00,000 entries</text:p>
                <text:list>
                  <text:list-item>
                    <text:p>Preprocessing &lt;1min</text:p>
                  </text:list-item>
                  <text:list-item>
                    <text:p>Load into postgresql &lt;1min</text:p>
                  </text:list-item>
                </text:list>
              </text:list-item>
              <text:list-item>
                <text:p>without indexing</text:p>
                <text:list>
                  <text:list-item>
                    <text:p>postgres=# SELECT * from test3 WHERE data @&gt; '{"id": "Q42"}';</text:p>
                  </text:list-item>
                  <text:list-item>
                    <text:p>Time: 775.262 ms</text:p>
                  </text:list-item>
                </text:list>
                <text:p>Size</text:p>
                <text:list>
                  <text:list-header>
                    <text:p>~200MB</text:p>
                  </text:list-header>
                </text:list>
                <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draw:text-box>
              <text:p>我先做了一个小实验为了看这个模型的访问速度。首先放十万条，没有用索引。用编号访问数据库，0.7秒后有关编号的信息就出来了</text:p>
              <text:p/>
              <text:p>这里十万条占据了两百兆</text:p>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100,000 entries</text:p>
                <text:list>
                  <text:list-item>
                    <text:p>Preprocessing ~ 8min</text:p>
                  </text:list-item>
                  <text:list-item>
                    <text:p>COPY to postgres ~ 2min</text:p>
                  </text:list-item>
                </text:list>
              </text:list-item>
              <text:list-item>
                <text:p>without indexing</text:p>
                <text:list>
                  <text:list-item>
                    <text:p>postgres=# SELECT * from test2 WHERE data @&gt; '{"id": "Q42"}';</text:p>
                  </text:list-item>
                  <text:list-item>
                    <text:p>Time: 1775.249 ms (00:01.775)</text:p>
                  </text:list-item>
                </text:list>
                <text:p>Size</text:p>
                <text:list>
                  <text:list-header>
                    <text:p>~1700MB</text:p>
                  </text:list-header>
                </text:list>
                <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draw:text-box>
              <text:p>后面我加了一百一十万条，用同样的命令访问数据库需要1.7秒才有结果。</text:p>
              <text:p/>
              <text:p>在这次实验中加了差不多十倍的数据就导致了访问速度变慢差不多两倍。可想而知直接加6千万条会多慢。</text:p>
              <text:p/>
              <text:p>在放入一百一十万条后占据了1千7百兆。相对来说这个空间占据比例不算问题。</text:p>
              <text:p/>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Will jsonb work with current preprocessing? </text:p>
                <text:list>
                  <text:list-item>
                    <text:p>2014：33GB json → 16.5M lines → 1.15M items</text:p>
                  </text:list-item>
                  <text:list-item>
                    <text:p>2019：744GB json → 59M lines → ~4.14M items?</text:p>
                  </text:list-item>
                </text:list>
              </text:list-item>
              <text:list-item>
                <text:p/>
              </text:list-item>
              <text:list-item>
                <text:p>Why is the 2019 json so much bigger?</text:p>
                <text:list>
                  <text:list-item>
                    <text:p>Number of claims probably increases exponentially with entities </text:p>
                  </text:list-item>
                  <text:list-item>
                    <text:p/>
                  </text:list-item>
                </text:list>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user-transformed="true">
            <draw:text-box>
              <text:p>通过2014年版本筛选出来的数据比例来看2019版本的数据，它最后筛选出来大概4百一十四万条。</text:p>
              <text:p/>
              <text:p>实验最后得出结论：它所占据的空间是完全可以存在固态硬盘上，但是他的访问速度可能是个问题。</text:p>
              <text:p/>
              <text:p>不知道大家发现没有，2014年33G有1千6百五十万条，而2019年744G却只有5千九百万条。那为什么2019数据比2014年的大了那么多？</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2.794cm" svg:y="5.588cm" presentation:class="outline" presentation:user-transformed="true">
          <draw:text-box>
            <text:list text:style-name="L3">
              <text:list-item>
                <text:p>Want to know: </text:p>
                <text:list>
                  <text:list-item>
                    <text:p>Other than the id query being a bit slow, are there any other problems?</text:p>
                  </text:list-item>
                </text:list>
                <text:p/>
              </text:list-item>
              <text:list-item>
                <text:p>Need to experiment with more realistic queries</text:p>
                <text:list>
                  <text:list-item text:start-value="1">
                    <text:p/>
                  </text:list-item>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draw:text-box>
              <text:p>除了用编号访问的速度有点慢，有没有其它问题？</text:p>
              <text:p/>
              <text:p>我要尝试其它访问方式。</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ILIKE%:</text:p>
                <text:list>
                  <text:list-item>
                    <text:p><text:span text:style-name="T3">SELECT data-&gt;'en_label',data-&gt;'en_description' as info </text:span></text:p>
                  </text:list-item>
                  <text:list-item>
                    <text:p><text:span text:style-name="T3">FROM test2 </text:span></text:p>
                  </text:list-item>
                  <text:list-item>
                    <text:p><text:span text:style-name="T3">WHERE data-&gt;&gt;'en_aliases' ILIKE '%ferrari%';</text:span></text:p>
                  </text:list-item>
                  <text:list-item>
                    <text:p><text:span text:style-name="T3"><text:s/></text:span><text:span text:style-name="T4">"Ferrari F138" <text:s text:c="12"/>| "Formula One racing car"</text:span></text:p>
                  </text:list-item>
                  <text:list-item>
                    <text:p><text:span text:style-name="T4"><text:s/></text:span><text:span text:style-name="T4">"Carlos Ferrari" <text:s text:c="10"/>| "Playwright Argentine based in Puerto Rico."</text:span></text:p>
                  </text:list-item>
                  <text:list-item>
                    <text:p><text:span text:style-name="T4"><text:s/></text:span><text:span text:style-name="T4">"Gilberto José Ferrari" | "Footballer Brazilian."</text:span></text:p>
                  </text:list-item>
                  <text:list-item>
                    <text:p><text:span text:style-name="T4"><text:s/></text:span><text:span text:style-name="T4">"F-1 Hero MD" <text:s text:c="12"/>| "1992 Formula 1 video game" </text:span></text:p>
                  </text:list-item>
                  <text:list-item>
                    <text:p>Time: 5799.969 ms (00:05.800)</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draw:text-box>
              <text:p>这里大家可以看一个text search 需要6秒钟，所以确实太慢了。</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presentation:user-transformed="true">
          <draw:text-box>
            <text:list text:style-name="L3">
              <text:list-item>
                <text:p>Still exploring queries: how to get claims?</text:p>
                <text:list>
                  <text:list-item>
                    <text:p>SELECT </text:p>
                    <text:list>
                      <text:list-item>
                        <text:p>jsonb_array_elements(data→'claims'→'P20')→'mainsnak'→'datavalue'→ 'value'→'numeric-id’</text:p>
                      </text:list-item>
                    </text:list>
                  </text:list-item>
                  <text:list-item>
                    <text:p>FROM test2 </text:p>
                  </text:list-item>
                  <text:list-item>
                    <text:p>WHERE data@&gt;'{"id":"Q42"}';</text:p>
                  </text:list-item>
                  <text:list-item>
                    <text:p><text:s/>159288</text:p>
                  </text:list-item>
                  <text:list-item>
                    <text:p>Time: 1787.257 ms (00:01.787)</text:p>
                  </text:list-item>
                </text:list>
              </text:list-item>
              <text:list-item>
                <text:p>This depicts that Douglas Adams (Q42) died in (P20) Santa Barbara (Q159288)</text:p>
                <text:list>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user-transformed="true">
            <draw:text-box>
              <text:p>这个是另外一个访问方式。这里我想要关于一个item的claims，或者说关于一条数据所有的声明，但是这有点复杂因为wikidata的json是深度嵌套的。</text:p>
              <text:p/>
              <text:p>这里例子就是我想知道Douglas Adams, 编号Q42, 死在哪里，属性编号P20。出来的结果就是Santa Barbara，编号Q159288。</text:p>
              <text:p/>
              <text:p/>
              <text:p/>
              <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Python</text:p>
          </draw:text-box>
        </draw:frame>
        <draw:frame presentation:style-name="pr5" draw:layer="layout" svg:width="25.5cm" svg:height="13cm" svg:x="1cm" svg:y="5.5cm" presentation:class="outline" presentation:user-transformed="true">
          <draw:text-box>
            <text:list text:style-name="L3">
              <text:list-item>
                <text:p>The claims are massive and text search is slow! </text:p>
                <text:list>
                  <text:list-item>
                    <text:p>Idea: use python to simplify the data!</text:p>
                  </text:list-item>
                  <text:list-item>
                    <text:p>How: Pass over the data twice</text:p>
                    <text:list>
                      <text:list-item>
                        <text:list>
                          <text:list-item>
                            <text:p>1. </text:p>
                            <text:list>
                              <text:list-item>
                                <text:p>Create a list of properties </text:p>
                              </text:list-item>
                              <text:list-item>
                                <text:p>Create a list of chosen items</text:p>
                              </text:list-item>
                              <text:list-item>
                                <text:p>(Reduce the claims section to property, item pairs) ← for big json</text:p>
                              </text:list-item>
                            </text:list>
                          </text:list-item>
                          <text:list-item>
                            <text:p>2. </text:p>
                            <text:list>
                              <text:list-item>
                                <text:p>Replace properties and items in claims with their labels (English, Chinese) </text:p>
                              </text:list-item>
                              <text:list-item>
                                <text:p/>
                              </text:list-item>
                            </text:list>
                          </text:list-item>
                        </text:list>
                      </text:list-item>
                    </text:list>
                  </text:list-item>
                  <text:list-item>
                    <text:p>New size for 1M Lines: 1700MB → 400MB ;)</text:p>
                    <text:list>
                      <text:list-item>
                        <text:list>
                          <text:list-item>
                            <text:p>SELECT data-&gt;'en_label' as label FROM wiki_sm WHERE data@&gt;'{"id":"Q42"}';</text:p>
                          </text:list-item>
                          <text:list-item>
                            <text:p><text:s/>"Douglas Adams"</text:p>
                            <text:list>
                              <text:list-header>
                                <text:p>Time: 460.236 ms</text:p>
                              </text:list-header>
                            </text:list>
                          </text:list-item>
                        </text:list>
                      </text:list-item>
                    </text:list>
                  </text:list-item>
                  <text:list-item>
                    <text:p/>
                    <text:list>
                      <text:list-item>
                        <text:list>
                          <text:list-item>
                            <text:p><text:s/></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user-transformed="true">
            <draw:text-box>
              <text:p>虽然2019年条的数量只有2014年多了4倍，他占据的空间比2014年占据的大22倍。我检查了一下，觉得是因为2019每条有更多的claims。</text:p>
              <text:p/>
              <text:p>因为在用jsonb，claims也不容易获取。</text:p>
              <text:p/>
              <text:p>我决定用python解决问题。我先滑过所有数据，建两个列表：一个有所有碰到的properties，另一个有选择的items。然后我又滑过数据，但是这次我把claims里面的编号换成对应的标签。除了标签其他信息都没有留。得出来一个更小更密集的数据库。</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The previous method is fast enough:</text:p>
                <text:list>
                  <text:list-item>
                    <text:p>SELECT data-&gt;'en_label' as label FROM wiki_sm WHERE data@&gt;'{"id":"Q42"}';</text:p>
                  </text:list-item>
                  <text:list-item>
                    <text:p>Time: 460.236 ms</text:p>
                  </text:list-item>
                  <text:list-item>
                    <text:p/>
                  </text:list-item>
                  <text:list-item>
                    <text:p>SELECT data-&gt;'en_label',data-&gt;'en_description' as info </text:p>
                  </text:list-item>
                  <text:list-item>
                    <text:p>FROM wiki_sm </text:p>
                  </text:list-item>
                  <text:list-item>
                    <text:p>WHERE data-&gt;&gt;'en_aliases' ILIKE '%ferrari%';</text:p>
                  </text:list-item>
                  <text:list-item>
                    <text:p>Time: 431.386 ms</text:p>
                  </text:list-item>
                  <text:list-item>
                    <text:p/>
                  </text:list-item>
                </text:list>
              </text:list-item>
              <text:list-item>
                <text:p/>
                <text:list>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draw:text-box>
              <text:p>访问速度变得快点。而且展示一个item的时候我就不用反复的访问数据库为了获取每个claim的属性和延展信息。</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big json</text:p>
          </draw:text-box>
        </draw:frame>
        <draw:frame presentation:style-name="pr5" draw:layer="layout" svg:width="25.5cm" svg:height="13cm" svg:x="1cm" svg:y="5.5cm" presentation:class="outline">
          <draw:text-box>
            <text:list text:style-name="L3">
              <text:list-item>
                <text:p>Modifying the filter: </text:p>
                <text:list>
                  <text:list-item>
                    <text:p>‘en’, ‘zh’ + ‘zh-cn’ </text:p>
                  </text:list-item>
                  <text:list-item>
                    <text:p>description AND alias → description OR alias</text:p>
                  </text:list-item>
                  <text:list-item>
                    <text:p><text:s/></text:p>
                  </text:list-item>
                </text:list>
              </text:list-item>
            </text:list>
          </draw:text-box>
        </draw:frame>
        <draw:frame draw:style-name="standard" draw:layer="layout" svg:width="25.361cm" svg:height="6.512cm" svg:x="1.308cm" svg:y="10.50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rows-spanned="2">
                <text:p text:style-name="P4">Entity</text:p>
              </table:table-cell>
              <table:table-cell table:number-columns-spanned="2">
                <text:p text:style-name="P4">2014 json</text:p>
              </table:table-cell>
              <table:covered-table-cell/>
              <table:table-cell table:number-columns-spanned="2">
                <text:p text:style-name="P4">2019 json</text:p>
              </table:table-cell>
              <table:covered-table-cell/>
            </table:table-row>
            <table:table-row table:style-name="ro1" table:default-cell-style-name="ce1">
              <table:covered-table-cell/>
              <table:table-cell>
                <text:p text:style-name="P4">After preproc</text:p>
              </table:table-cell>
              <table:table-cell>
                <text:p text:style-name="P4">full</text:p>
              </table:table-cell>
              <table:table-cell>
                <text:p text:style-name="P4">After preproc</text:p>
              </table:table-cell>
              <table:table-cell>
                <text:p text:style-name="P4">full</text:p>
              </table:table-cell>
            </table:table-row>
            <table:table-row table:style-name="ro2" table:default-cell-style-name="ce1">
              <table:table-cell>
                <text:p text:style-name="P4">Property</text:p>
              </table:table-cell>
              <table:table-cell>
                <text:p text:style-name="P4">1216</text:p>
              </table:table-cell>
              <table:table-cell>
                <text:p text:style-name="P4">~1500</text:p>
              </table:table-cell>
              <table:table-cell>
                <text:p text:style-name="P4">4000</text:p>
              </table:table-cell>
              <table:table-cell>
                <text:p text:style-name="P4">~7000</text:p>
              </table:table-cell>
            </table:table-row>
            <table:table-row table:style-name="ro3" table:default-cell-style-name="ce1">
              <table:table-cell>
                <text:p text:style-name="P4">Item</text:p>
              </table:table-cell>
              <table:table-cell>
                <text:p text:style-name="P4">1,000,000</text:p>
              </table:table-cell>
              <table:table-cell>
                <text:p text:style-name="P4">16,500,000</text:p>
              </table:table-cell>
              <table:table-cell>
                <text:p text:style-name="P4">24,672,073</text:p>
              </table:table-cell>
              <table:table-cell>
                <text:p text:style-name="P4">59,200,000</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user-transformed="true">
            <draw:text-box>
              <text:p>这次我稍微该了过滤函数。一开始只有繁体字，所以把过滤函数改成也可以接收简体字。还有我之前需要一个描述和一个别名，但这次改成了只要一个描述或者一个别名。</text:p>
              <text:p/>
              <text:p>在这个图表中你可以看到新的过滤器允许更高比例的数据通过。</text:p>
              <text:p/>
              <text:p>因为Wikidata有很都不用的属性，当我有四千个属性我决定停止这个过程，最终有了两千四百六十万条数据。</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text:s/>Problem: queries now slow with 10GB database:</text:p>
                <text:list>
                  <text:list-item>
                    <text:p>COPY wiki_bg(data) FROM '/path/to/wikidata.json' CSV quote e'\x01' delimiter e'\x02';</text:p>
                  </text:list-item>
                  <text:list-item>
                    <text:p>COPY 24672073</text:p>
                  </text:list-item>
                  <text:list-item>
                    <text:p>Time: 2668388.761 ms (44:28.389)</text:p>
                  </text:list-item>
                  <text:list-item>
                    <text:p/>
                  </text:list-item>
                  <text:list-item>
                    <text:p>SELECT data-&gt;'en_label' FROM wiki_bg WHERE data@&gt;'{"id":"Q649882"}';</text:p>
                  </text:list-item>
                  <text:list-item>
                    <text:p><text:s/>"Yunnan University"</text:p>
                  </text:list-item>
                  <text:list-item>
                    <text:p>Time: <text:span text:style-name="T5">31876.280</text:span> ms (00:31.876)</text:p>
                  </text:list-item>
                  <text:list-item>
                    <text:p/>
                  </text:list-item>
                  <text:list-item>
                    <text:p>SELECT data-&gt;'en_label' FROM wiki_bg WHERE data-&gt;&gt;'en_aliases' ILIKE '%yunnan%';</text:p>
                  </text:list-item>
                  <text:list-item>
                    <text:p><text:s/>"Second People's Hospital of Yunnan Province"</text:p>
                  </text:list-item>
                  <text:list-item>
                    <text:p><text:s/>"Secretary of the CPC Yunnan Committee"</text:p>
                  </text:list-item>
                  <text:list-item>
                    <text:p>Time: <text:span text:style-name="T5">33058.312</text:span> ms (00:33.058)</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draw:text-box>
              <text:p>但是现在还有一个问题，在这个10G的数据库，id编号和字符串搜索需要半分钟。</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Solution: indexing (gin, pg_trgm)</text:p>
                <text:list>
                  <text:list-item>
                    <text:p>CREATE INDEX idxgin ON wiki_bg USING GIN (data jsonb_path_ops);</text:p>
                  </text:list-item>
                  <text:list-item>
                    <text:p>Time: 3303860.062 ms (55:03.860)</text:p>
                  </text:list-item>
                  <text:list-item>
                    <text:p>SELECT data-&gt;'en_label' FROM wiki_bg WHERE data@&gt;'{"id":"Q649882"}';</text:p>
                  </text:list-item>
                  <text:list-item>
                    <text:p><text:s/><text:tab/>"Yunnan University" Time: <text:span text:style-name="T6">15.820 ms</text:span> (old 31876ms) </text:p>
                  </text:list-item>
                  <text:list-item>
                    <text:p/>
                  </text:list-item>
                  <text:list-item>
                    <text:p>CREATE INDEX idxtrgm on wiki_bg USING gin ((data-&gt;&gt;'en_aliases') gin_trgm_ops);</text:p>
                  </text:list-item>
                  <text:list-item>
                    <text:p text:style-name="P5">SELECT data-&gt;'en_label' FROM wiki_bg WHERE data-&gt;&gt;'en_aliases' ILIKE '%yunnan%';</text:p>
                  </text:list-item>
                  <text:list-item>
                    <text:p text:style-name="P5"><text:s/><text:tab/>"Second People's Hospital of Yunnan Province"</text:p>
                  </text:list-item>
                  <text:list-item>
                    <text:p text:style-name="P5"><text:s/><text:tab/><text:tab/>"Secretary of the CPC Yunnan Committee</text:p>
                    <text:p>Time: <text:span text:style-name="T6">4.649 ms</text:span> (old 33050ms)</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draw:text-box>
              <text:p>所以我尝试用索引。在研究怎么用索引时，我很开心因为发现postgres支持我需要的索引功能。因此现在的访问速度还行。</text:p>
              <text:p/>
              <text:p>可惜的是我创建数据库的时候我没有具体的说会用中文字符串，所以它不支持在包含汉字的列加索引。</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play the data: php</text:p>
          </draw:text-box>
        </draw:frame>
        <draw:frame presentation:style-name="pr5" draw:layer="layout" svg:width="25.5cm" svg:height="13cm" svg:x="1cm" svg:y="5.5cm" presentation:class="outline">
          <draw:text-box>
            <text:list text:style-name="L3">
              <text:list-item>
                <text:p>Use php to query the postgres DB on localhost</text:p>
                <text:list>
                  <text:list-item>
                    <text:p>I’m terrible at php!</text:p>
                  </text:list-item>
                </text:list>
              </text:list-item>
              <text:list-item>
                <text:p>Useful functions:</text:p>
                <text:list>
                  <text:list-item>
                    <text:p>json_encode, json_decode</text:p>
                  </text:list-item>
                  <text:list-item>
                    <text:p>(array) ← typecast</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draw:text-box>
              <text:p>To display the database, I decided to use php because I thought it would be easy. I had a little trouble converting the query results to php types, but it wasn’t terrible. I know the website isn’t pretty, but that wasn’t the goal of this project. </text:p>
              <text:p/>
              <text:p>好终于到讲座第三部分，为了展示数据我选择php语言因为我以为会很简单。但是我有了点儿问题把访问的返回值变php数据类型。后面找到山面函数帮我解决问题。我知道网页不好看，前台工程师别笑我。</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Method 1: jsonb</text:p>
                <text:list>
                  <text:list-header>
                    <text:p>Not as flexible as full relational setup</text:p>
                    <text:p>It is reportedly slower than using a a full relational setup</text:p>
                  </text:list-header>
                  <text:list-item>
                    <text:p>Still, it is a simple, quick solution</text:p>
                  </text:list-item>
                </text:list>
              </text:list-item>
              <text:list-item>
                <text:p>Future work:</text:p>
                <text:list>
                  <text:list-item>
                    <text:p>Use a proper relational setup </text:p>
                    <text:p>Don’t filter out any information</text:p>
                  </text:list-item>
                  <text:list-item>
                    <text:p>Auto update tool</text:p>
                  </text:list-item>
                  <text:list-item>
                    <text:p>Better website!</text:p>
                  </text:list-item>
                </text:list>
                <text:p/>
                <text:list>
                  <text:list-item text:start-value="1">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draw:text-box>
              <text:p>So, the quick and easy method of using the jsonb datatype supported by postgres seems to have worked. Still, if I had more time, I would use a full relational setup to compare the results.</text:p>
              <text:p>用jsonb数据类型能做到这步我已经满足了。如果我有更多的时间，我会尝试用真正的relational database，然后做对比。</text:p>
              <text:p/>
              <text:p>Actually serving this data might be significantly harder to implement than the local version I am displaying here. It would be cool to have a better website that had more filter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graphic-properties svg:stroke-color="#3465a4"/>
      <style:paragraph-properties fo:margin-left="0cm" fo:margin-right="0cm" fo:margin-top="0cm" fo:margin-bottom="0.4cm" fo:text-indent="0cm"/>
      <style:text-properties fo:color="#111111" style:font-name="Source Sans Pro Light" fo:font-family="'Source Sans Pro Light'" style:font-style-name="細字" style:font-family-generic="swiss" style:font-pitch="variable" fo:font-size="22pt" fo:font-weight="normal"/>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15:08:21.301074056</meta:creation-date>
    <meta:editing-duration>P5DT23H27M50S</meta:editing-duration>
    <meta:editing-cycles>198</meta:editing-cycles>
    <meta:generator>LibreOffice/6.0.7.3$Linux_X86_64 LibreOffice_project/00m0$Build-3</meta:generator>
    <dc:title>Alizarin</dc:title>
    <dc:date>2019-12-18T22:07:25.443284413</dc:date>
    <meta:document-statistic meta:object-count="122"/>
  </office:meta>
</office:document-meta>
</file>